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fo:padding="0cm" fo:border="none"/>
      <style:text-properties loext:padding="0cm" loext:border="none"/>
    </style:style>
    <style:style style:name="P2" style:family="paragraph" style:parent-style-name="Heading_20_2">
      <style:paragraph-properties fo:margin-left="0cm" fo:margin-right="0cm" fo:text-indent="0cm" style:auto-text-indent="false" fo:padding="0cm" fo:border="none"/>
      <style:text-properties loext:padding="0cm" loext:border="none"/>
    </style:style>
    <style:style style:name="P3" style:family="paragraph" style:parent-style-name="Heading_20_3">
      <style:paragraph-properties fo:margin-left="0cm" fo:margin-right="0cm" fo:text-indent="0cm" style:auto-text-indent="false" fo:padding="0cm" fo:border="none"/>
      <style:text-properties loext:padding="0cm" loext:border="non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fo:padding="0cm" fo:border="none"/>
    </style:style>
    <style:style style:name="P6" style:family="paragraph" style:parent-style-name="Text_20_body">
      <style:paragraph-properties fo:margin-left="0cm" fo:margin-right="0cm" fo:text-indent="0cm" style:auto-text-indent="false" fo:padding="0cm" fo:border="none"/>
      <style:text-properties loext:padding="0cm" loext:border="none"/>
    </style:style>
    <style:style style:name="P7"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loext:padding="0cm" loext:border="none"/>
    </style:style>
    <style:style style:name="P8" style:family="paragraph" style:parent-style-name="Text_20_body" style:list-style-name="L1">
      <style:paragraph-properties fo:margin-left="0cm" fo:margin-right="0cm" fo:text-indent="0cm" style:auto-text-indent="false" fo:padding="0cm" fo:border="none"/>
      <style:text-properties loext:padding="0cm" loext:border="none"/>
    </style:style>
    <style:style style:name="P9"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loext:padding="0cm" loext:border="none"/>
    </style:style>
    <style:style style:name="P10" style:family="paragraph" style:parent-style-name="Text_20_body" style:list-style-name="L2">
      <style:paragraph-properties fo:margin-left="0cm" fo:margin-right="0cm" fo:text-indent="0cm" style:auto-text-indent="false" fo:padding="0cm" fo:border="none"/>
      <style:text-properties loext:padding="0cm" loext:border="none"/>
    </style:style>
    <style:style style:name="P11"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loext:padding="0cm" loext:border="none"/>
    </style:style>
    <style:style style:name="P12" style:family="paragraph" style:parent-style-name="Text_20_body" style:list-style-name="L3">
      <style:paragraph-properties fo:margin-left="0cm" fo:margin-right="0cm" fo:text-indent="0cm" style:auto-text-indent="false" fo:padding="0cm" fo:border="none"/>
      <style:text-properties loext:padding="0cm" loext:border="none"/>
    </style:style>
    <style:style style:name="P13"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loext:padding="0cm" loext:border="none"/>
    </style:style>
    <style:style style:name="P14" style:family="paragraph" style:parent-style-name="Text_20_body" style:list-style-name="L4">
      <style:paragraph-properties fo:margin-left="0cm" fo:margin-right="0cm" fo:text-indent="0cm" style:auto-text-indent="false" fo:padding="0cm" fo:border="none"/>
      <style:text-properties loext:padding="0cm" loext:border="none"/>
    </style:style>
    <style:style style:name="P15"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loext:padding="0cm" loext:border="none"/>
    </style:style>
    <style:style style:name="P16" style:family="paragraph" style:parent-style-name="Text_20_body" style:list-style-name="L5">
      <style:paragraph-properties fo:margin-left="0cm" fo:margin-right="0cm" fo:text-indent="0cm" style:auto-text-indent="false" fo:padding="0cm" fo:border="none"/>
      <style:text-properties loext:padding="0cm" loext:border="none"/>
    </style:style>
    <style:style style:name="P17"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loext:padding="0cm" loext:border="none"/>
    </style:style>
    <style:style style:name="P18" style:family="paragraph" style:parent-style-name="Text_20_body" style:list-style-name="L6">
      <style:paragraph-properties fo:margin-left="0cm" fo:margin-right="0cm" fo:text-indent="0cm" style:auto-text-indent="false" fo:padding="0cm" fo:border="none"/>
      <style:text-properties loext:padding="0cm" loext:border="none"/>
    </style:style>
    <style:style style:name="P19"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loext:padding="0cm" loext:border="none"/>
    </style:style>
    <style:style style:name="P20"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21"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22"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3"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24" style:family="paragraph" style:parent-style-name="Text_20_body" style:list-style-name="L7">
      <style:paragraph-properties fo:margin-left="0cm" fo:margin-right="0cm" fo:text-indent="0cm" style:auto-text-indent="false" fo:padding="0cm" fo:border="none"/>
    </style:style>
    <style:style style:name="T1" style:family="text">
      <style:text-properties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 Overview</text:h>
      <text:p text:style-name="P6">In this project, you will apply the skills acquired in this course to develop a classification model on publicly available Census Bureau data. You will create unit tests to monitor the model performance on various data slices. Then, you will deploy your model using the FastAPI package and create API tests. The slice validation and the API tests will be incorporated into a CI/CD framework using GitHub Actions.</text:p>
      <text:p text:style-name="P6">Two datasets will be provided in the starter code on the following page to experience updating the dataset and model in git.</text:p>
      <text:p text:style-name="Text_20_body"><text:line-break/></text:p>
      <text:h text:style-name="P1" text:outline-level="1">Instructions</text:h>
      <text:h text:style-name="P2" text:outline-level="2">Project Instructions</text:h>
      <text:h text:style-name="P3" text:outline-level="3">Instructions Summary</text:h>
      <text:p text:style-name="P5"><draw:frame draw:style-name="fr1" draw:name="Rahmen1" text:anchor-type="char" svg:x="-264.583cm" svg:width="0.041cm" draw:z-index="0"><draw:text-box fo:min-height="0.041cm"><text:p text:style-name="P4">(opens in a new tab)</text:p></draw:text-box></draw:frame><text:span text:style-name="T1">Review the </text:span><text:a xlink:type="simple" xlink:href="https://learn.udacity.com/rubric/5033" office:target-frame-name="_blank" xlink:show="new" text:style-name="Internet_20_link" text:visited-style-name="Visited_20_Internet_20_Link"><text:span text:style-name="T1">rubric</text:span></text:a><text:span text:style-name="T1"> requirements to understand what is being graded before starting.</text:span></text:p>
      <text:p text:style-name="P6">Working in a command line environment is recommended for ease of use with Git and DVC. If on Windows, WSL1 or 2 is recommended.</text:p>
      <text:h text:style-name="P3" text:outline-level="3">Repositories</text:h>
      <text:list text:style-name="L1">
        <text:list-item>
          <text:p text:style-name="P7">Create a directory for the project and initialize Git.</text:p>
          <text:list>
            <text:list-item>
              <text:p text:style-name="P7">As you work on the code, continually commit changes. Trained models you want to keep must be committed to GitHub.</text:p>
            </text:list-item>
          </text:list>
        </text:list-item>
        <text:list-item>
          <text:p text:style-name="P8">Connect your local Git repository to GitHub.</text:p>
        </text:list-item>
      </text:list>
      <text:h text:style-name="P3" text:outline-level="3">GitHub Actions</text:h>
      <text:list text:style-name="L2">
        <text:list-item>
          <text:p text:style-name="P9">Setup GitHub Actions on your repository. You can use one of the pre-made GitHub Actions if at a minimum it runs pytest and flake8 on push and requires both to pass without error.</text:p>
          <text:list>
            <text:list-item>
              <text:p text:style-name="P10">Make sure you set up the GitHub Action to have the same version of Python as you used in development.</text:p>
            </text:list-item>
          </text:list>
        </text:list-item>
      </text:list>
      <text:h text:style-name="P3" text:outline-level="3">Data</text:h>
      <text:list text:style-name="L3">
        <text:list-item>
          <text:p text:style-name="P11">Download census.csv from the data folder in the starter repository.</text:p>
          <text:list>
            <text:list-item>
              <text:p text:style-name="P20"><draw:frame draw:style-name="fr1" draw:name="Rahmen2" text:anchor-type="char" svg:x="-264.583cm" svg:width="0.041cm" draw:z-index="1"><draw:text-box fo:min-height="0.041cm"><text:p text:style-name="P4">(opens in a new tab)</text:p></draw:text-box></draw:frame><text:span text:style-name="T1">Information on the dataset can be found </text:span><text:a xlink:type="simple" xlink:href="https://archive.ics.uci.edu/ml/datasets/census+income" office:target-frame-name="_blank" xlink:show="new" text:style-name="Internet_20_link" text:visited-style-name="Visited_20_Internet_20_Link"><text:span text:style-name="T1">here</text:span></text:a><text:span text:style-name="T1">.</text:span></text:p>
            </text:list-item>
          </text:list>
        </text:list-item>
        <text:list-item>
          <text:p text:style-name="P11">This data is messy, try to open it in pandas and see what you get.</text:p>
        </text:list-item>
        <text:list-item>
          <text:p text:style-name="P12">To clean it, use your favorite text editor to remove all spaces.</text:p>
        </text:list-item>
      </text:list>
      <text:h text:style-name="P3" text:outline-level="3"><text:soft-page-break/>Model</text:h>
      <text:list text:style-name="L4">
        <text:list-item>
          <text:p text:style-name="P13">Using the starter code, write a machine learning model that trains on the clean data and saves the model. Complete any function that has been started.</text:p>
        </text:list-item>
        <text:list-item>
          <text:p text:style-name="P13">Write unit tests for at least 3 functions in the model code.</text:p>
        </text:list-item>
        <text:list-item>
          <text:p text:style-name="P13">Write a function that outputs the performance of the model on slices of the data.</text:p>
          <text:list>
            <text:list-item>
              <text:p text:style-name="P13">Suggestion: for simplicity, the function can just output the performance on slices of just the categorical features.</text:p>
            </text:list-item>
          </text:list>
        </text:list-item>
        <text:list-item>
          <text:p text:style-name="P14">Write a model card using the provided template.</text:p>
        </text:list-item>
      </text:list>
      <text:h text:style-name="P3" text:outline-level="3">API Creation</text:h>
      <text:list text:style-name="L5">
        <text:list-item>
          <text:p text:style-name="P15">Create a RESTful API using FastAPI this must implement:</text:p>
          <text:list>
            <text:list-item>
              <text:p text:style-name="P15">GET on the root giving a welcome message.</text:p>
            </text:list-item>
            <text:list-item>
              <text:p text:style-name="P15">POST that does model inference.</text:p>
            </text:list-item>
            <text:list-item>
              <text:p text:style-name="P15">Type hinting must be used.</text:p>
            </text:list-item>
            <text:list-item>
              <text:p text:style-name="P15">Use a Pydantic model to ingest the body from POST. This model should contain an example.</text:p>
              <text:list>
                <text:list-item>
                  <text:p text:style-name="P15">Hint: the data has names with hyphens and Python does not allow those as variable names. Do not modify the column names in the csv and instead use the functionality of FastAPI/Pydantic/etc to deal with this.</text:p>
                </text:list-item>
              </text:list>
            </text:list-item>
          </text:list>
        </text:list-item>
        <text:list-item>
          <text:p text:style-name="P15">Write 3 unit tests to test the API (one for the GET and two for POST, one that tests each prediction).</text:p>
        </text:list-item>
        <text:list-item>
          <text:p text:style-name="P21"><text:span text:style-name="Strong_20_Emphasis"><text:span text:style-name="T1">Run sanity check for your test cases:</text:span></text:span></text:p>
          <text:list>
            <text:list-item>
              <text:p text:style-name="P21"><text:span text:style-name="T1">Run </text:span><text:span text:style-name="Source_20_Text"><text:span text:style-name="T1">python sanitycheck.py</text:span></text:span><text:span text:style-name="T1">. This script is located inside the </text:span><text:span text:style-name="Source_20_Text"><text:span text:style-name="T1">starter</text:span></text:span><text:span text:style-name="T1"> directory in the starter code.</text:span></text:p>
            </text:list-item>
            <text:list-item>
              <text:p text:style-name="P21"><text:span text:style-name="T1">The script will scan the test cases written for the </text:span><text:span text:style-name="Source_20_Text"><text:span text:style-name="T1">GET()</text:span></text:span><text:span text:style-name="T1"> and </text:span><text:span text:style-name="Source_20_Text"><text:span text:style-name="T1">POST()</text:span></text:span><text:span text:style-name="T1"> APIs and generate a report.</text:span></text:p>
            </text:list-item>
            <text:list-item>
              <text:p text:style-name="P21"><text:span text:style-name="T1">The report will list any problems it detects with your test cases. Fix the problems and run the </text:span><text:span text:style-name="Source_20_Text"><text:span text:style-name="T1">sanitycheck.py</text:span></text:span><text:span text:style-name="T1"> script again.</text:span></text:p>
            </text:list-item>
            <text:list-item>
              <text:p text:style-name="P16">The script uses heuristics to detect common problems and can sometimes overlook a problem or raise a false alarm. You should still check your implementation against the project rubric to be absolutely sure your submission will meet the requirements.</text:p>
            </text:list-item>
          </text:list>
        </text:list-item>
      </text:list>
      <text:h text:style-name="P3" text:outline-level="3">API Deployment to a Cloud Application Platform</text:h>
      <text:list text:style-name="L6">
        <text:list-item>
          <text:p text:style-name="P22"><text:span text:style-name="T1">Create a Cloud Application Platform account, such as </text:span><text:span text:style-name="Source_20_Text"><text:span text:style-name="T1">Heroku</text:span></text:span><text:span text:style-name="T1"> or </text:span><text:span text:style-name="Source_20_Text"><text:span text:style-name="T1">Render</text:span></text:span><text:span text:style-name="T1">. For the following steps, you can either use the web GUI or download the CLI.</text:span></text:p>
          <text:list>
            <text:list-item>
              <text:p text:style-name="P22"><draw:frame draw:style-name="fr1" draw:name="Rahmen3" text:anchor-type="char" svg:x="-264.583cm" svg:width="0.041cm" draw:z-index="2"><draw:text-box fo:min-height="0.041cm"><text:p text:style-name="P4">(opens in a new tab)</text:p></draw:text-box></draw:frame><text:span text:style-name="Emphasis"><text:span text:style-name="T1">Note: starting Nov 28, 2022, Heroku has announced the removal of the free-tier account, which will be replaced by a low-cost subscription plan. (ref:</text:span></text:span><text:span text:style-name="T1"> </text:span><text:a xlink:type="simple" xlink:href="https://help.heroku.com/RSBRUH58/removal-of-heroku-free-product-plans-faq" office:target-frame-name="_blank" xlink:show="new" text:style-name="Internet_20_link" text:visited-style-name="Visited_20_Internet_20_Link"><text:span text:style-name="Emphasis"><text:span text:style-name="T1">Removal of Heroku Free Product Plans FAQ</text:span></text:span></text:a><text:span text:style-name="T1">)</text:span></text:p>
            </text:list-item>
          </text:list>
        </text:list-item>
        <text:list-item>
          <text:p text:style-name="P17">Create a new app and have it deployed from your GitHub repository.</text:p>
          <text:list>
            <text:list-item>
              <text:p text:style-name="P17">Enable automatic deployments that only deploy if your continuous integration passes.</text:p>
            </text:list-item>
            <text:list-item>
              <text:p text:style-name="P17">Hint: think about how paths will differ in your local environment vs. on Heroku.</text:p>
            </text:list-item>
            <text:list-item>
              <text:p text:style-name="P17">Hint: development in Python is fast! But how fast you can iterate slows down if you rely on your CI/CD to fail before fixing an issue. I like to run flake8 locally before I commit changes.</text:p>
            </text:list-item>
          </text:list>
        </text:list-item>
        <text:list-item>
          <text:p text:style-name="P18">Write a script that uses the requests module to do one POST on your live API.</text:p>
        </text:list-item>
      </text:list>
      <text:p text:style-name="Text_20_body"><text:line-break/></text:p>
      <text:h text:style-name="P1" text:outline-level="1"><text:soft-page-break/>Before you submit</text:h>
      <text:p text:style-name="P5"><text:span text:style-name="T1">Before you submit the project please check that your project does </text:span><text:span text:style-name="Strong_20_Emphasis"><text:span text:style-name="T1">NOT</text:span></text:span><text:span text:style-name="T1"> contain one of the following frequent mistakes:</text:span></text:p>
      <text:h text:style-name="P3" text:outline-level="3">Common Mistakes in Project Submissions</text:h>
      <text:p text:style-name="P5"><draw:frame draw:style-name="fr1" draw:name="Rahmen4" text:anchor-type="char" svg:x="-264.583cm" svg:width="0.041cm" draw:z-index="3"><draw:text-box fo:min-height="0.041cm"><text:p text:style-name="P4">(opens in a new tab)</text:p></draw:text-box></draw:frame><draw:frame draw:style-name="fr1" draw:name="Rahmen5" text:anchor-type="char" svg:x="-264.583cm" svg:width="0.041cm" draw:z-index="4"><draw:text-box fo:min-height="0.041cm"><text:p text:style-name="P4">(opens in a new tab)</text:p></draw:text-box></draw:frame><text:span text:style-name="Strong_20_Emphasis"><text:span text:style-name="T1">I. Your FastAPI documentation does not include example values for the parameters</text:span></text:span><text:span text:style-name="T1">. Ensure you have read the requirements in the </text:span><text:a xlink:type="simple" xlink:href="https://learn.udacity.com/rubric/5033" office:target-frame-name="_blank" xlink:show="new" text:style-name="Internet_20_link" text:visited-style-name="Visited_20_Internet_20_Link"><text:span text:style-name="T1">rubric</text:span></text:a><text:span text:style-name="T1"> under the section </text:span><text:span text:style-name="Emphasis"><text:span text:style-name="T1">API Creation &gt; Create a REST API</text:span></text:span><text:span text:style-name="T1">. Specifically, your documentation should show example values for each of the parameters. For example, if there is a parameter called "tax," the example value could be 100.35. Check out the </text:span><text:a xlink:type="simple" xlink:href="https://fastapi.tiangolo.com/tutorial/schema-extra-example/" office:target-frame-name="_blank" xlink:show="new" text:style-name="Internet_20_link" text:visited-style-name="Visited_20_Internet_20_Link"><text:span text:style-name="T1">link in the rubric item</text:span></text:a><text:span text:style-name="T1"> on how to include example values.</text:span></text:p>
      <text:p text:style-name="P5"><text:span text:style-name="Strong_20_Emphasis"><text:span text:style-name="T1">II. You do not have test cases for every possible output value of your model.</text:span></text:span></text:p>
      <text:list text:style-name="L7">
        <text:list-item>
          <text:p text:style-name="P19">Test case for the GET method should test status code and the contents of the return object.</text:p>
        </text:list-item>
        <text:list-item>
          <text:p text:style-name="P23"><text:span text:style-name="T1">There should be one test case for </text:span><text:span text:style-name="Strong_20_Emphasis"><text:span text:style-name="T1">EACH</text:span></text:span><text:span text:style-name="T1"> possible output (inferences/predictions) your ML model can return.</text:span></text:p>
        </text:list-item>
        <text:list-item>
          <text:p text:style-name="P24"><text:span text:style-name="T1">You should have run the </text:span><text:span text:style-name="Source_20_Text"><text:span text:style-name="T1">sanitycheck.py</text:span></text:span><text:span text:style-name="T1"> script to catch any of the common problems with test cases. Instructions to run the script are on the Instructions page.</text:span></text:p>
        </text:list-item>
      </text:list>
      <text:p text:style-name="P5"><text:span text:style-name="Strong_20_Emphasis"><text:span text:style-name="T1">III. You have not included a link to your Github repo either in the README file or in the submission comments.</text:span></text:span></text:p>
      <text:p text:style-name="P6">Even if you are submitting the project through Github, you need to include the github repository link in the README or in the submission comments.</text:p>
      <text:p text:style-name="P5"><draw:frame draw:style-name="fr1" draw:name="Rahmen6" text:anchor-type="char" svg:x="-264.583cm" svg:width="0.041cm" draw:z-index="5"><draw:text-box fo:min-height="0.041cm"><text:p text:style-name="P4">(opens in a new tab)</text:p></draw:text-box></draw:frame><text:span text:style-name="Strong_20_Emphasis"><text:span text:style-name="T1">IV. You have not included one of the screenshots required in the</text:span></text:span><text:span text:style-name="T1"> </text:span><text:a xlink:type="simple" xlink:href="https://learn.udacity.com/rubric/5033" office:target-frame-name="_blank" xlink:show="new" text:style-name="Internet_20_link" text:visited-style-name="Visited_20_Internet_20_Link"><text:span text:style-name="Strong_20_Emphasis"><text:span text:style-name="T1">rubric</text:span></text:span></text:a><text:span text:style-name="Strong_20_Emphasis"><text:span text:style-name="T1">.</text:span></text:span></text:p>
      <text:p text:style-name="P6">Include screenshots with the proper names. The screenshots should contain the information asked for in the rubric. Here is an example screenshot:</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7:24:59.571713073</meta:creation-date>
    <meta:generator>LibreOffice/7.6.5.2$Linux_X86_64 LibreOffice_project/60$Build-2</meta:generator>
    <dc:date>2024-04-17T17:44:58.935077424</dc:date>
    <meta:editing-duration>PT19M59S</meta:editing-duration>
    <meta:editing-cycles>2</meta:editing-cycles>
    <meta:document-statistic meta:table-count="0" meta:image-count="0" meta:object-count="0" meta:page-count="3" meta:paragraph-count="67" meta:word-count="1026" meta:character-count="5746" meta:non-whitespace-character-count="4819"/>
  </office:meta>
</office:document-meta>
</file>